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Header">
      <style:paragraph-properties fo:text-align="end" style:justify-single-word="false"/>
    </style:style>
    <style:style style:name="P3" style:family="paragraph" style:parent-style-name="Standard">
      <style:text-properties officeooo:rsid="0002db02" officeooo:paragraph-rsid="001f4a91"/>
    </style:style>
    <style:style style:name="P4" style:family="paragraph" style:parent-style-name="Standard">
      <style:text-properties officeooo:paragraph-rsid="001f4a91"/>
    </style:style>
    <style:style style:name="P5" style:family="paragraph" style:parent-style-name="sub_20_judul_20_isi_20_A">
      <style:text-properties officeooo:paragraph-rsid="001f4a91"/>
    </style:style>
    <style:style style:name="P6" style:family="paragraph" style:parent-style-name="sub_20_judul_20_isi_20_A">
      <style:paragraph-properties fo:margin-left="1.251cm" fo:margin-right="0cm" fo:text-indent="0cm" style:auto-text-indent="false"/>
    </style:style>
    <style:style style:name="P7" style:family="paragraph" style:parent-style-name="Standard" style:list-style-name="" style:master-page-name="Halaman_20_BAB">
      <style:paragraph-properties fo:margin-top="0cm" fo:margin-bottom="0cm" loext:contextual-spacing="false" fo:line-height="150%" fo:text-align="center" style:justify-single-word="false" style:page-number="1"/>
      <style:text-properties fo:font-size="12pt" fo:font-weight="bold" officeooo:paragraph-rsid="00038234" style:font-size-asian="12pt" style:font-weight-asian="bold" style:font-size-complex="12pt" style:font-weight-complex="bold"/>
    </style:style>
    <style:style style:name="P8" style:family="paragraph" style:parent-style-name="Standard" style:list-style-name="">
      <style:paragraph-properties fo:margin-top="0cm" fo:margin-bottom="0cm" loext:contextual-spacing="false" fo:line-height="150%" fo:text-align="center" style:justify-single-word="false"/>
      <style:text-properties fo:font-size="12pt" fo:font-weight="bold" officeooo:paragraph-rsid="00038234" style:font-size-asian="12pt" style:font-weight-asian="bold" style:font-size-complex="12pt" style:font-weight-complex="bold"/>
    </style:style>
    <style:style style:name="P9" style:family="paragraph" style:parent-style-name="Standard">
      <style:text-properties officeooo:paragraph-rsid="001f4a91"/>
    </style:style>
    <style:style style:name="P10" style:family="paragraph" style:parent-style-name="sub_20_judul_20_isi_20_A" style:list-style-name="L2">
      <style:text-properties officeooo:paragraph-rsid="001f4a91"/>
    </style:style>
    <style:style style:name="P11" style:family="paragraph" style:parent-style-name="sub_20_judul_20_isi_20_A" style:list-style-name="L3">
      <style:text-properties officeooo:paragraph-rsid="001f4a91"/>
    </style:style>
    <style:style style:name="P12" style:family="paragraph" style:parent-style-name="sub_20_judul_20_isi_20_A" style:list-style-name="L4"/>
    <style:style style:name="P13" style:family="paragraph" style:parent-style-name="sub_20_judul_20_isi_20_A" style:list-style-name="L4">
      <style:text-properties officeooo:paragraph-rsid="001f4a91"/>
    </style:style>
    <style:style style:name="P14" style:family="paragraph" style:parent-style-name="sub_20_judul_20_isi_20_A" style:list-style-name="L5">
      <style:text-properties fo:font-size="12pt" officeooo:paragraph-rsid="001f4a91" style:font-size-asian="12pt" style:font-size-complex="12pt"/>
    </style:style>
    <style:style style:name="T1" style:family="text">
      <style:text-properties fo:font-variant="normal" fo:text-transform="none" fo:color="#000000" style:font-name="Liberation Serif" fo:font-size="12pt" fo:letter-spacing="normal" fo:font-style="normal" fo:font-weight="normal"/>
    </style:style>
    <style:style style:name="T2" style:family="text">
      <style:text-properties fo:font-variant="normal" fo:text-transform="none" fo:color="#000000" style:font-name="Liberation Serif" fo:font-size="12pt" fo:letter-spacing="normal" fo:font-style="normal" fo:font-weight="normal" style:font-size-asian="12pt" style:font-weight-asian="normal" style:font-size-complex="12pt" style:font-weight-complex="normal"/>
    </style:style>
    <style:style style:name="T3" style:family="text">
      <style:text-properties fo:font-variant="normal" fo:text-transform="none" fo:color="#000000" style:font-name="Liberation Serif" fo:font-size="12pt" fo:letter-spacing="normal" fo:font-style="normal" fo:font-weight="normal" officeooo:rsid="000f18e2" style:font-size-asian="12pt" style:font-weight-asian="normal" style:font-size-complex="12pt" style:font-weight-complex="normal"/>
    </style:style>
    <style:style style:name="T4" style:family="text">
      <style:text-properties fo:font-variant="normal" fo:text-transform="none" fo:color="#000000" style:font-name="Liberation Serif" fo:font-size="12pt" fo:letter-spacing="normal" fo:font-style="normal" fo:font-weight="normal" officeooo:rsid="0007e221" style:font-size-asian="12pt" style:font-weight-asian="normal" style:font-size-complex="12pt" style:font-weight-complex="normal"/>
    </style:style>
    <style:style style:name="T5" style:family="text">
      <style:text-properties fo:font-variant="normal" fo:text-transform="none" fo:color="#000000" style:font-name="Liberation Serif" fo:font-size="12pt" fo:letter-spacing="normal" fo:font-style="normal" fo:font-weight="normal" officeooo:rsid="0009f062" style:font-size-asian="12pt" style:font-weight-asian="normal" style:font-size-complex="12pt" style:font-weight-complex="normal"/>
    </style:style>
    <style:style style:name="T6" style:family="text">
      <style:text-properties fo:font-variant="normal" fo:text-transform="none" fo:color="#000000" style:font-name="Liberation Serif" fo:font-size="12pt" fo:letter-spacing="normal" fo:font-style="normal" fo:font-weight="normal" officeooo:rsid="000d3fae" style:font-size-asian="12pt" style:font-weight-asian="normal" style:font-size-complex="12pt" style:font-weight-complex="normal"/>
    </style:style>
    <style:style style:name="T7" style:family="text">
      <style:text-properties fo:font-variant="normal" fo:text-transform="none" fo:color="#000000" style:font-name="Liberation Serif" fo:font-size="12pt" fo:letter-spacing="normal" fo:font-style="normal" fo:font-weight="normal" officeooo:rsid="000bdbe4" style:font-size-asian="12pt" style:font-weight-asian="normal" style:font-size-complex="12pt" style:font-weight-complex="normal"/>
    </style:style>
    <style:style style:name="T8" style:family="text">
      <style:text-properties fo:font-variant="normal" fo:text-transform="none" fo:color="#000000" style:font-name="Liberation Serif" fo:font-size="12pt" fo:letter-spacing="normal" fo:font-style="normal" fo:font-weight="normal" officeooo:rsid="000def76" style:font-size-asian="12pt" style:font-weight-asian="normal" style:font-size-complex="12pt" style:font-weight-complex="normal"/>
    </style:style>
    <style:style style:name="T9" style:family="text">
      <style:text-properties fo:font-variant="normal" fo:text-transform="none" fo:color="#000000" style:font-name="Liberation Serif" fo:font-size="12pt" fo:letter-spacing="normal" fo:font-style="normal" fo:font-weight="normal" officeooo:rsid="00136f91" style:font-size-asian="12pt" style:font-weight-asian="normal" style:font-size-complex="12pt" style:font-weight-complex="normal"/>
    </style:style>
    <style:style style:name="T10" style:family="text">
      <style:text-properties fo:font-variant="normal" fo:text-transform="none" fo:color="#000000" style:font-name="Liberation Serif" fo:font-size="12pt" fo:letter-spacing="normal" fo:font-style="normal" fo:font-weight="normal" officeooo:rsid="00140957" style:font-size-asian="12pt" style:font-weight-asian="normal" style:font-size-complex="12pt" style:font-weight-complex="normal"/>
    </style:style>
    <style:style style:name="T11" style:family="text">
      <style:text-properties fo:font-variant="normal" fo:text-transform="none" fo:color="#000000" style:font-name="Liberation Serif" fo:font-size="12pt" fo:letter-spacing="normal" fo:font-style="normal" fo:font-weight="normal" officeooo:rsid="0015cc18" style:font-size-asian="12pt" style:font-weight-asian="normal" style:font-size-complex="12pt" style:font-weight-complex="normal"/>
    </style:style>
    <style:style style:name="T12" style:family="text">
      <style:text-properties fo:font-variant="normal" fo:text-transform="none" fo:color="#000000" style:font-name="Liberation Serif" fo:font-size="12pt" fo:letter-spacing="normal" fo:font-style="normal" fo:font-weight="normal" officeooo:rsid="0015fbd0" style:font-size-asian="12pt" style:font-weight-asian="normal" style:font-size-complex="12pt" style:font-weight-complex="normal"/>
    </style:style>
    <style:style style:name="T13" style:family="text">
      <style:text-properties fo:font-variant="normal" fo:text-transform="none" fo:color="#000000" style:font-name="Liberation Serif" fo:font-size="12pt" fo:letter-spacing="normal" fo:font-style="normal" fo:font-weight="normal" officeooo:rsid="001d1830" style:font-size-asian="12pt" style:font-weight-asian="normal" style:font-size-complex="12pt" style:font-weight-complex="normal"/>
    </style:style>
    <style:style style:name="T14" style:family="text">
      <style:text-properties fo:font-variant="normal" fo:text-transform="none" fo:color="#000000" style:font-name="Liberation Serif" fo:font-size="12pt" fo:letter-spacing="normal" fo:font-style="normal" fo:font-weight="normal" officeooo:rsid="0017d44e" style:font-size-asian="12pt" style:font-weight-asian="normal" style:font-size-complex="12pt" style:font-weight-complex="normal"/>
    </style:style>
    <style:style style:name="T15" style:family="text">
      <style:text-properties fo:font-variant="normal" fo:text-transform="none" fo:color="#000000" style:font-name="Liberation Serif" fo:font-size="12pt" fo:letter-spacing="normal" fo:font-style="normal" fo:font-weight="normal" officeooo:rsid="001f4a91" style:font-size-asian="12pt" style:font-weight-asian="normal" style:font-size-complex="12pt" style:font-weight-complex="normal"/>
    </style:style>
    <style:style style:name="T16" style:family="text">
      <style:text-properties fo:color="#000000" style:font-name="Liberation Serif" officeooo:rsid="00055b3c"/>
    </style:style>
    <style:style style:name="T17" style:family="text">
      <style:text-properties fo:color="#000000" style:font-name="Liberation Serif" officeooo:rsid="000bdbe4"/>
    </style:style>
    <style:style style:name="T18" style:family="text">
      <style:text-properties officeooo:rsid="001f4a91"/>
    </style:style>
    <style:style style:name="T19" style:family="text">
      <style:text-properties fo:font-weight="normal" style:font-weight-asian="normal" style:font-weight-complex="normal"/>
    </style:style>
    <style:style style:name="T20" style:family="text">
      <style:text-properties fo:font-weight="bold" style:font-weight-asian="bold"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 text:outline-level="1"/>
      <text:h text:style-name="P8" text:outline-level="1">BAB I</text:h>
      <text:h text:style-name="P8" text:outline-level="1">PENDAHULUAN</text:h>
      <text:p text:style-name="sub_20_judul_20_A."><text:span text:style-name="T18">A. </text:span>Latar Belakang Masalah</text:p>
      <text:p text:style-name="P3"/>
      <text:p text:style-name="sub_20_judul_20_isi_20_A"><text:span text:style-name="T16"><text:tab/>Perkembang </text:span><text:span text:style-name="T17">dalam </text:span><text:span text:style-name="T16">dunia pendidikan </text:span><text:span text:style-name="T17">semakin berkembang dan maju p</text:span><text:span text:style-name="T16">emerintah semakin gencar memperbaharui sistem pendidikan di Indonesia. Perubahan-perubahan yang di lakukan pemerintah dalam dunia pendidikan mengakibatkan ketimpangan pada sistem kurikulum yang berlaku di setiap sekolah yang ada di Indonesia. Kurikulum merupakan </text:span><text:span text:style-name="T1">perangkat mata pelajaran dan program pendidikan yang diberikan oleh suatu lembaga penyelenggara pendidikan yang berisi rancangan pelajaran yang akan diberikan kepada peserta pelajaran dalam satu periode jenjang pendidikan. </text:span><text:span text:style-name="T16">Di mulai dari di bentuknya </text:span><text:span text:style-name="Strong_20_Emphasis"><text:span text:style-name="T2">Kurikulum 1947 </text:span></text:span><text:span text:style-name="Strong_20_Emphasis"><text:span text:style-name="T4">(Rentjana Pelajaran 1947), Kurikulum 1952 (Rentjana Pelajaran Terurai 1952), Kurikulum 1964 (Rentjana Pendidikan 1964), Kurikulum 1968, Kurikulum 1975, Kurikulum 1984, Kurikulum 1994 dan Suplemen Kurikulum 1999, Kurikulum 2004 KBK (Kurikukulum Berbasis Kompetensi), Kurikulum 2006 KTSP (Kurikulum </text:span></text:span><text:span text:style-name="Strong_20_Emphasis"><text:span text:style-name="T5">Tingkat Satuan Pendidikan), Kurikulum 2013. </text:span></text:span></text:p>
      <text:p text:style-name="sub_20_judul_20_isi_20_A"><text:span text:style-name="Strong_20_Emphasis"><text:span text:style-name="T6"><text:tab/>Penerapan kurikulum tersebut dapat terjadi dengan <text:s/>suatu tindakan nyata untuk mewujudkan sistem kurikulum yang berlaku di Indonesia. Salah satunya dengan belajar, pada umumnya belajar merupakan suatu tindakan seseorang dalam mencari ilmu pengetahuan baik berupa akademis atau bukan akademis, guna untuk mengembangkan kemampuan yang dimiliki, dari yang tidak tahu menjadi tahu. </text:span></text:span><text:span text:style-name="Strong_20_Emphasis"><text:span text:style-name="T7"><text:s/></text:span></text:span><text:span text:style-name="Strong_20_Emphasis"><text:span text:style-name="T6">Sebagaimana dikemukakan </text:span></text:span><text:span text:style-name="Strong_20_Emphasis"><text:span text:style-name="T7">Sardiman, AM, (2014: 23) <text:s/></text:span></text:span><text:span text:style-name="Strong_20_Emphasis"><text:span text:style-name="T6">bahwa </text:span></text:span><text:span text:style-name="Strong_20_Emphasis"><text:span text:style-name="T7">“belajar adalah perubahan tingkah laku, dan terjadi karena hasil pengalaman”. </text:span></text:span></text:p>
      <text:p text:style-name="sub_20_judul_20_isi_20_A"><text:span text:style-name="Strong_20_Emphasis"><text:span text:style-name="T7"><text:tab/>Sejalan dengan itu, Iskandar (20XII: 102) mengatakan <text:s/></text:span></text:span><text:span text:style-name="Strong_20_Emphasis"><text:span text:style-name="T6">bahwa </text:span></text:span><text:span text:style-name="Strong_20_Emphasis"><text:span text:style-name="T7">“belajar merupakan usaha yang dilakukan seseorang melalui interaksi dengan lingkungannya untuk merubah perilakunya”.</text:span></text:span></text:p>
      <text:p text:style-name="sub_20_judul_20_isi_20_A"><text:soft-page-break/><text:span text:style-name="Strong_20_Emphasis"><text:span text:style-name="T6"><text:tab/>Dalam proses belajar tersebut dapat menghasilkan hasil belajar yang sudah di pelajari di lingkungan sekolah atau pun di luar lingkungan sekolah berupa sebuah pengalaman seseorang. Hasil belajar yang di hasilkan oleh peserta didik di dalam lingkungan sekolah dapat di lihat pada kegiatan belajar mengajar yang di lakukan oleh guru dan peserta didik. Sebagaimana dikemukakan oleh Dimyati dan Mudjiono (2013: 3) </text:span></text:span><text:span text:style-name="Strong_20_Emphasis"><text:span text:style-name="T8">bahwa </text:span></text:span><text:span text:style-name="Strong_20_Emphasis"><text:span text:style-name="T6">“hasil belajar merupakan hasil dari suatu interaksi tindak belajar dan tindak mengajar. Dari sisi guru, tindak mengajar diakhiri dengan proses evaluasi hasil belajar. Dari sisi siswa, hasil belajar merupakan berakhirnya penggal dan puncak proses belajar” </text:span></text:span><text:span text:style-name="Strong_20_Emphasis"><text:span text:style-name="T8">sedangkan yang dikemukakan oleh Hamalik (2004: 49) bahwa “mendefinisikan hasil belajar sebagai tingkat penguasaan yang dicapai oleh pelajar dalam mengikuti proses belajar mengajar sesuai dengan tujuan pendidikan yang 13 ditetapkan”</text:span></text:span></text:p>
      <text:p text:style-name="sub_20_judul_20_isi_20_A"><text:span text:style-name="Strong_20_Emphasis"><text:tab/></text:span><text:span text:style-name="Strong_20_Emphasis"><text:span text:style-name="T19">Hasil belajar dapat tercapai <text:s/>dengan terlaksananya proses belajar mengajar di dalam suatu kelas. Guru dituntut untuk menyampaikan materi pembelajaran dengan jelas dan lugas. Penguasaan materi pun wajib di lakukan agar peserta didik dapat memahami materi yang diajarkan oleh guru. Kualitas dan kuantitas seorang guru pun menjadi perhitungan pada era modern ini, karena tugas guru bukan hanya mengajarkan suatu ilmu saja tetapi guru pun dituntut untuk mendidik peserta didik agar memiliki kepribadian yang baik dan berkarakter sesuai dengan tujuan pendidikan nasional adalah mengembangkan potensi peserta didik agar menjadi manusia yang beriman dan bertakwa kepada Tuhan Yang Maha Esa, berakhlak mulia, sehat, berilmu, cakap, kreatif, mandiri, dan menjadi warga negara yang demokratis serta bertanggung jawab. </text:span></text:span></text:p>
      <text:p text:style-name="sub_20_judul_20_isi_20_A"><text:span text:style-name="Strong_20_Emphasis"><text:span text:style-name="T19">Sebagai tenaga profesional, guru memegang peranan dan tanggung jawab penting dalam pelaksanaan program pembelajaran di kelas. Pada proses pembelajaran, guru dituntut untuk memiliki pengalaman, pengetahuan tentang siapa peserta didiknya, dan bagaimana menyampaikan ilmu dengan baik serta kemampuan dalam mengevaluasi. Melalui evaluasi, guru dapat mengetahui tingkat ketercapaian pembelajaran. Dalam melakukan evaluasi hasil belajar </text:span></text:span><text:soft-page-break/><text:span text:style-name="Strong_20_Emphasis"><text:span text:style-name="T19">siswa, sebaiknya tidak hanya mendasarkan penilaian secara langsung dari hasil belajar siswa dalam menjawab, tetapi juga memperhatikan faktor-faktor yang memengaruhinya. Menurut Anas Sudijono, terdapat beberapa faktor yang memengaruhi terjadinya kekeliruan dalam pengukuran atau evaluasi hasil belajar siswa, yaitu faktor alat pengukur, faktor evaluator, faktor peserta didik, dan faktor situasi. 1 Oleh karena itu, seorang guru dituntut untuk memahami hakikat evaluasi dan memiliki kemampuan dalam melakukan evaluasi.</text:span></text:span></text:p>
      <text:p text:style-name="sub_20_judul_20_isi_20_A"><text:span text:style-name="Strong_20_Emphasis"/></text:p>
      <text:p text:style-name="sub_20_judul_20_isi_20_A"><text:span text:style-name="Strong_20_Emphasis"><text:span text:style-name="T19">Hasbullah Thabrany menulis:</text:span></text:span></text:p>
      <text:p text:style-name="sub_20_judul_20_isi_20_A"><text:span text:style-name="Strong_20_Emphasis"><text:span text:style-name="T19">Penyebab seseorang tidak dapat berkonsentrasi dapat dibagi menjadi 2 kelompok, yaitu gangguan dari dalam (internal) dan gangguan dari luar (eksternal). Gangguan dari dalam misalnya, tekad yang kurang kuat untuk belajar, sifat emosi, sifat mudah marah dan benci, haus, lapar, kurang sehat badan target kerja yang tidak realistis, masalah pribadi dengan pacar, guru atau orang tua. Gangguan dari luar misalnya suara gaduh, tidak tersedianya alat keperluan belajar, suasana kondisi belajar. </text:span></text:span></text:p>
      <text:p text:style-name="sub_20_judul_20_isi_20_A"><text:span text:style-name="Strong_20_Emphasis"><text:span text:style-name="T9"><text:tab/>Berdasarkan pendapat mengenai faktor yang memengaruhi keberhasilan belajar, disimpulkan dua faktor yang berasal dari internal dan eksternal siswa yang dapat memengaruhi pelaksanaan evaluasi dan berimbas kepada hasil belajar siswa. Dalam satu analisis menyebutkan, guru menghabiskan 20 sampai 30 persen waktu profesional mereka untuk menghadapi persoalan penilaian. Umumnya, guru menghabiskan banyak waktu untuk menghitung dan menjumlahkan setiap hasil ujian siswa. Artinya, banyaknya waktu untuk digunakan menilai, maka penilaian itu semestinya</text:span></text:span><text:span text:style-name="Strong_20_Emphasis"><text:span text:style-name="T10"> </text:span></text:span><text:span text:style-name="Strong_20_Emphasis"><text:span text:style-name="T9">berlangsung dengan baik. <text:s/>Agar efektif dalam pelaksanaannya, sebaiknya guru menggunakan media </text:span></text:span><text:span text:style-name="Strong_20_Emphasis"><text:span text:style-name="T19">pembelajaran sebagai alat bantu untuk melakukan penilaian seperti Computer Based Testing atau disingkat CBT.</text:span></text:span><text:span text:style-name="Strong_20_Emphasis"> </text:span></text:p>
      <text:p text:style-name="sub_20_judul_20_isi_20_A"><text:span text:style-name="Strong_20_Emphasis"><text:span text:style-name="T10"><text:tab/>Sebagaimana </text:span></text:span><text:span text:style-name="Strong_20_Emphasis"><text:span text:style-name="T9">Menurut Van Der Linden yang dikutip oleh Santrock bahwa dengan kemajuan teknologi, praktik penilaian mungkin kelak akan berbeda dengan bentuk penilaian sekarang yang kebanyakan masih </text:span></text:span><text:soft-page-break/><text:span text:style-name="Strong_20_Emphasis"><text:span text:style-name="T9">menggunakan pena dan kertas. </text:span></text:span><text:span text:style-name="Strong_20_Emphasis"><text:span text:style-name="T3">Sehingga pada perkembangan zaman ini berdampak pada perkembangan teknologi yang berkembang pesat. </text:span></text:span></text:p>
      <text:p text:style-name="sub_20_judul_20_isi_20_A"><text:span text:style-name="Strong_20_Emphasis"><text:span text:style-name="T19"><text:tab/>Menurut James Mc Millan, penilaian bukan hanya pencatatan apa yang diketahui dan dapat dilakukan murid, tetapi juga memengaruhi pembelajaran dan motivasi mereka. Pelajar perlu mengerti pengetahuan yang diterima dan pendidik perlu mengetahui apakah mereka telah mengajarkan pengetahuan mereka dengan baik. Keduanya memerlukan umpan balik. CBT membantu untuk mempercepat pemenuhan kebutuhan umpan balik ini. </text:span></text:span></text:p>
      <text:p text:style-name="sub_20_judul_20_isi_20_A"><text:span text:style-name="Strong_20_Emphasis"><text:span text:style-name="T10"><text:tab/>Mata pelajaran Pendidikan Kewarganegaraan dan Pancasila (PPKn) dianggap sebagai mata pelajaran yang membosankan. Dalam proses pembelajaran, lingkungan berperan aktif dalam hasil belajar siswa. Selain itu terdapat faktor-faktor yang telah di sebutkan sebelumnya sebagai penentu hasil belajar siswa, penerapan CBT (Computer Based Testing) dalam mata pelajaran PPKn </text:span></text:span><text:span text:style-name="Strong_20_Emphasis"><text:span text:style-name="T11">dianggap memiliki pengaruh dalam keberhasilan belajar siswa. </text:span></text:span></text:p>
      <text:p text:style-name="sub_20_judul_20_isi_20_A"><text:span text:style-name="Strong_20_Emphasis"><text:tab/></text:span><text:span text:style-name="Strong_20_Emphasis"><text:span text:style-name="T19">Oleh karena itu, pengaruh penggunaan CBT (Computer Based Testing) dapat dijadikan sebagai penentu keberhasilan belajar siswa. Dengan demikian peneliti merasa tertarik untuk mengadakan penelitian tentang </text:span></text:span><text:span text:style-name="Strong_20_Emphasis"><text:span text:style-name="T20">“PENGARUH COMPUTER BASED TESTING (CBT) PADA MATA PELAJARAN PPKN TERHADAP HASIL BELAJAR SISWA DI KELAS XII TKJ SMK N 1 KRAGILAN”. </text:span></text:span></text:p>
      <text:p text:style-name="sub_20_judul_20_isi_20_A"><text:span text:style-name="Strong_20_Emphasis"><text:span text:style-name="T19"/></text:span></text:p>
      <text:p text:style-name="sub_20_judul_20_A."><text:span text:style-name="Strong_20_Emphasis">B. Rumusan Masalah</text:span></text:p>
      <text:p text:style-name="sub_20_judul_20_isi_20_A"><text:span text:style-name="Strong_20_Emphasis"><text:span text:style-name="T19">Secara umum masalah yang akan diteliti dalam penelitian ini dapat dirumuskan dalam rumusan masalah sebagai berikut</text:span></text:span></text:p>
      <text:p text:style-name="P5"><text:span text:style-name="Strong_20_Emphasis"><text:span text:style-name="T11">“Adakah pengaruh Computer Based Testing (CBT) </text:span></text:span><text:span text:style-name="Strong_20_Emphasis"><text:span text:style-name="T12">pada mata pelajaran PPKN </text:span></text:span><text:span text:style-name="Strong_20_Emphasis"><text:span text:style-name="T11">terhadap hasil belajar siswa di kelas XII TKJ SMK N 1 KRAGILAN ?”</text:span></text:span></text:p>
      <text:p text:style-name="P4"><text:span text:style-name="Strong_20_Emphasis"><text:span text:style-name="T11"/></text:span></text:p>
      <text:p text:style-name="P4"><text:span text:style-name="Strong_20_Emphasis"><text:span text:style-name="T11"/></text:span></text:p>
      <text:p text:style-name="P4"><text:span text:style-name="Strong_20_Emphasis"><text:span text:style-name="T11"/></text:span></text:p>
      <text:p text:style-name="P4"><text:span text:style-name="Strong_20_Emphasis"><text:span text:style-name="T11"/></text:span></text:p>
      <text:p text:style-name="P4"><text:span text:style-name="Strong_20_Emphasis"><text:span text:style-name="T11"/></text:span></text:p>
      <text:p text:style-name="P4"><text:span text:style-name="Strong_20_Emphasis"><text:span text:style-name="T11"/></text:span></text:p>
      <text:p text:style-name="P4"><text:span text:style-name="Strong_20_Emphasis"><text:span text:style-name="T11"/></text:span></text:p>
      <text:p text:style-name="sub_20_judul_20_isi_20_A"><text:soft-page-break/><text:span text:style-name="Strong_20_Emphasis">C. Tujuan Penelitian</text:span></text:p>
      <text:list xml:id="list8768682246393690962" text:style-name="L2">
        <text:list-item>
          <text:p text:style-name="P10"><text:span text:style-name="Strong_20_Emphasis"><text:span text:style-name="T19">Tujuan Umum </text:span></text:span></text:p>
          <text:p text:style-name="P10"><text:span text:style-name="Strong_20_Emphasis"><text:span text:style-name="T19">Tujuan penelitian ini secara umum bertujuan untuk memperoleh gambaran secara faktual tentang pengaruh Computer Based Testing (CBT) pada mata pelajaran PPKN terhadap hasil belajar siswa di kelas XII TKJ SMKN 1 KRAGILAN </text:span></text:span></text:p>
        </text:list-item>
      </text:list>
      <text:p text:style-name="P5"><text:span text:style-name="Strong_20_Emphasis"><text:span text:style-name="T19">2. <text:s text:c="2"/>Tujuan Khusus</text:span></text:span></text:p>
      <text:list xml:id="list719819866277454546" text:style-name="L3">
        <text:list-header>
          <text:p text:style-name="P11"><text:span text:style-name="Strong_20_Emphasis"><text:span text:style-name="T14">Untuk mengetahui seberapa besar pengaruh Computer Based Testing (CBT) <text:s/></text:span></text:span><text:span text:style-name="Strong_20_Emphasis"><text:span text:style-name="T12">pada mata pelajaran PPKN terhadap hasil belajar siswa di kelas XII TKJ SMKN 1 KRAGILAN. </text:span></text:span></text:p>
        </text:list-header>
      </text:list>
      <text:p text:style-name="sub_20_judul_20_isi_20_A"><text:span text:style-name="Strong_20_Emphasis"/></text:p>
      <text:p text:style-name="P4"><text:span text:style-name="Strong_20_Emphasis"><text:span text:style-name="T12"/></text:span></text:p>
      <text:p text:style-name="sub_20_judul_20_A."><text:span text:style-name="Strong_20_Emphasis">D. <text:s/>Manfaat Penelitian</text:span></text:p>
      <text:p text:style-name="sub_20_judul_20_isi_20_A"><text:span text:style-name="Strong_20_Emphasis">1. Kegunaan secara teoritis</text:span></text:p>
      <text:p text:style-name="P6"><text:span text:style-name="Strong_20_Emphasis"><text:span text:style-name="T14">Secara teoritis, penelitian ini diharapkan dapat memahami dan mengevaluasi khasanah keilmuan terutama mengenai pengaruh Computer Based Testing (CBT) <text:s/></text:span></text:span><text:span text:style-name="Strong_20_Emphasis"><text:span text:style-name="T12">pada mata pelajaran PPKN terhadap hasil belajar siswa di kelas XII TKJ SMKN 1 KRAGILAN. </text:span></text:span></text:p>
      <text:p text:style-name="P6"><text:span text:style-name="Strong_20_Emphasis"><text:span text:style-name="T12"/></text:span></text:p>
      <text:p text:style-name="sub_20_judul_20_isi_20_A"><text:span text:style-name="Strong_20_Emphasis">2. Kegunaan secara praktis</text:span></text:p>
      <text:list xml:id="list276487034890300763" text:style-name="L4">
        <text:list-item>
          <text:list>
            <text:list-item>
              <text:p text:style-name="P12"><text:span text:style-name="Strong_20_Emphasis"><text:span text:style-name="T14">Manfaat bagi siswa yaitu </text:span></text:span><text:span text:style-name="Strong_20_Emphasis"><text:span text:style-name="T13">dapat meningkatkan pengunaan teknologi yang dapat digunakan untuk penilaian hasil belajar terutama pada pelajaran PPKN terhadap hasil belajar siswa di kelas XII TKJ SMKN 1 KRAGILAN.</text:span></text:span></text:p>
            </text:list-item>
            <text:list-item>
              <text:p text:style-name="P13"><text:span text:style-name="Strong_20_Emphasis"><text:span text:style-name="T15">Manfaat bagi guru yaitu dapat meningkatkan pengunaan teknologi yang dapat digunakan untuk mempemudah pelaksanaan penilaian belajar siswa dan tidak perlu melakukan koreksi jawaban siswa.</text:span></text:span></text:p>
            </text:list-item>
          </text:list>
        </text:list-item>
      </text:list>
      <text:list xml:id="list4641896488897766808" text:style-name="L5">
        <text:list-header>
          <text:p text:style-name="P14"><text:span text:style-name="Strong_20_Emphasis"><text:span text:style-name="T3"/></text:span></text:p>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d" fo:country="ID"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d" fo:country="ID"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sub_20_judul_20_isi_20_A" style:display-name="sub judul isi A" style:family="paragraph" style:master-page-name="">
      <style:paragraph-properties fo:margin-left="0.6cm" fo:margin-right="0cm" fo:line-height="150%" fo:text-align="justify" style:justify-single-word="false" fo:text-indent="0cm" style:auto-text-indent="false" style:page-number="auto"/>
      <style:text-properties style:font-size-asian="10.5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ub_20_judul_20_A." style:display-name="sub judul A." style:family="paragraph" style:master-page-name="">
      <style:paragraph-properties fo:line-height="150%" fo:text-align="justify" style:justify-single-word="false" style:page-number="auto"/>
      <style:text-properties fo:font-weight="bold" style:font-size-asian="10.5pt"/>
    </style:style>
    <style:style style:name="List_20_Paragraph1" style:display-name="List Paragraph1" style:family="paragraph" style:parent-style-name="Standard" style:default-outline-level="">
      <style:paragraph-properties fo:margin-left="1.27cm" fo:margin-right="0cm" fo:margin-top="0cm" fo:margin-bottom="0.353cm" loext:contextual-spacing="true" fo:text-indent="0cm" style:auto-text-indent="false"/>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2pt"/>
    </style:style>
    <style:style style:name="Numbering_20_Symbols" style:display-name="Numbering Symbols" style:family="text"/>
    <style:style style:name="halaman_20_bab" style:display-name="halaman bab" style:family="text"/>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style style:name="MP2" style:family="paragraph" style:parent-style-name="Head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3cm" fo:margin-bottom="3cm" fo:margin-left="4.001cm" fo:margin-right="3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3">
      <style:page-layout-properties fo:page-width="21.001cm" fo:page-height="29.7cm" style:num-format="1" style:print-orientation="portrait" fo:margin-top="3cm" fo:margin-bottom="3cm" fo:margin-left="4.001cm" fo:margin-right="3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page-layout>
  </office:automatic-styles>
  <office:master-styles>
    <style:master-page style:name="Standard" style:page-layout-name="Mpm1"/>
    <style:master-page style:name="Halaman_20_BAB" style:display-name="Halaman BAB" style:page-layout-name="Mpm2" style:next-style-name="Halaman_20_ISI">
      <style:header>
        <text:p text:style-name="Header"/>
      </style:header>
      <style:footer>
        <text:p text:style-name="MP1"><text:page-number text:select-page="current">1</text:page-number></text:p>
      </style:footer>
    </style:master-page>
    <style:master-page style:name="Halaman_20_ISI" style:display-name="Halaman ISI" style:page-layout-name="Mpm3">
      <style:header>
        <text:p text:style-name="MP2"><text:page-number text:select-page="current">5</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24T14:16:17.287895911</meta:creation-date>
    <dc:date>2018-11-14T12:44:49.391066118</dc:date>
    <meta:editing-duration>PT1H42M20S</meta:editing-duration>
    <meta:editing-cycles>21</meta:editing-cycles>
    <meta:generator>LibreOffice/5.1.2.2$Linux_x86 LibreOffice_project/d3bf12ecb743fc0d20e0be0c58ca359301eb705f</meta:generator>
    <meta:print-date>2018-09-11T08:17:00.194368774</meta:print-date>
    <meta:document-statistic meta:table-count="0" meta:image-count="0" meta:object-count="0" meta:page-count="5" meta:paragraph-count="32" meta:word-count="1137" meta:character-count="8482" meta:non-whitespace-character-count="7346"/>
  </office:meta>
</office:document-meta>
</file>